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adornments="Regular" style:font-charset="x-symbol"/>
    <style:font-face style:name="LiberationSans" svg:font-family="LiberationSans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2cm" fo:min-width="0cm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12cm" fo:min-width="0.266cm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2cm" fo:min-width="2.468cm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2cm" fo:min-width="0.274cm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2cm" fo:min-width="0.266cm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12cm" fo:min-width="0.272cm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  <style:text-properties fo:font-size="6pt" style:font-size-asian="18pt" style:font-size-complex="18pt"/>
    </style:style>
    <style:style style:name="P3" style:family="paragraph">
      <loext:graphic-properties draw:fill="solid" draw:fill-color="#000000"/>
      <style:paragraph-properties fo:text-align="center"/>
      <style:text-properties style:font-name="LiberationSans" fo:font-size="6pt" style:font-size-asian="18pt" style:font-size-complex="18pt"/>
    </style:style>
    <style:style style:name="T1" style:family="text">
      <style:text-properties fo:font-size="6pt" style:font-size-asian="18pt" style:font-size-complex="18pt"/>
    </style:style>
    <style:style style:name="T2" style:family="text">
      <style:text-properties style:font-name="OpenSymbol" fo:font-size="6pt" style:font-name-asian="OpenSymbol" style:font-size-asian="18pt" style:font-name-complex="OpenSymbol" style:font-size-complex="18pt"/>
    </style:style>
    <style:style style:name="T3" style:family="text">
      <style:text-properties style:font-name="LiberationSans" fo:font-size="6pt" style:font-name-asian="StarSymbol" style:font-size-asian="18pt" style:font-name-complex="StarSymbo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4cm" svg:height="0.4cm" svg:x="0.2cm" svg:y="1.392cm">
          <text:p text:style-name="P1"><text:span text:style-name="T1">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0.6cm" svg:y="1.392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cm" svg:y="1.392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4cm" svg:y="1.392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8cm" svg:y="1.392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2cm" svg:y="1.392cm">
          <text:p text:style-name="P1"><text:span text:style-name="T1">Z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6cm" svg:y="1.392cm">
          <text:p text:style-name="P1"><text:span text:style-name="T1">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cm" svg:y="1.392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4cm" svg:y="1.392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8cm" svg:y="1.392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0.2cm" svg:y="1.792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0.6cm" svg:y="1.792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cm" svg:y="1.792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4cm" svg:y="1.792cm">
          <text:p text:style-name="P1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8cm" svg:y="1.792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2cm" svg:y="1.792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6cm" svg:y="1.792cm">
          <text:p text:style-name="P1"><text:span text:style-name="T1">J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cm" svg:y="1.792cm">
          <text:p text:style-name="P1"><text:span text:style-name="T1">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4cm" svg:y="1.792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4cm" svg:y="2.19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cm" svg:y="2.19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6cm" svg:y="2.192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2cm" svg:y="2.192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8cm" svg:y="2.192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4cm" svg:y="2.192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cm" svg:y="2.192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96cm" svg:height="0.392cm" svg:x="3.804cm" svg:y="2.194cm">
          <text:p text:style-name="P1"><text:span text:style-name="T2">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998cm" svg:height="0.4cm" svg:x="0.8cm" svg:y="2.5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04cm" svg:height="0.4cm" svg:x="0.2cm" svg:y="2.592cm">
          <text:p text:style-name="P1"><text:span text:style-name="T1">.?12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96cm" svg:height="0.4cm" svg:x="3.8cm" svg:y="2.592cm">
          <text:p text:style-name="P1"><text:span text:style-name="T2">O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8cm" svg:y="1.792cm">
          <text:p text:style-name="P1"><text:span text:style-name="T1">Ö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4.2cm" svg:y="1.792cm">
          <text:p text:style-name="P1"><text:span text:style-name="T1">Ä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4.2cm" svg:y="1.392cm">
          <text:p text:style-name="P1"><text:span text:style-name="T1">Ü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02cm" svg:height="0.392cm" svg:x="0.198cm" svg:y="2.194cm">
          <text:p text:style-name="P1"><text:span text:style-name="T3">abc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StarSymbol" svg:font-family="StarSymbol" style:font-adornments="Regular" style:font-charset="x-symbol"/>
    <style:font-face style:name="LiberationSans" svg:font-family="LiberationSans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.8cm" fo:page-height="3.2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7T21:44:47.574074828</meta:creation-date>
    <dc:date>2017-12-21T10:52:11.587000000</dc:date>
    <meta:editing-duration>PT18M42S</meta:editing-duration>
    <meta:editing-cycles>4</meta:editing-cycles>
    <meta:generator>LibreOffice/5.3.7.2$Windows_X86_64 LibreOffice_project/6b8ed514a9f8b44d37a1b96673cbbdd077e24059</meta:generator>
    <meta:document-statistic meta:object-count="34"/>
  </office:meta>
</office:document-meta>
</file>